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C07EAD4C5D35273ADD.png" manifest:media-type="image/png"/>
  <manifest:file-entry manifest:full-path="Pictures/10000000000001CF00000162CE47B3E94BE3F376.png" manifest:media-type="image/png"/>
  <manifest:file-entry manifest:full-path="Pictures/10000000000006E5000002553DD73E2A1F597F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6524e"/>
    </style:style>
    <style:style style:name="T2" style:family="text">
      <style:text-properties officeooo:rsid="001a17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9.564cm" svg:y="5.643cm" svg:width="7.458cm" svg:height="5.703cm" draw:z-index="1"><draw:image xlink:href="Pictures/10000000000001CF00000162CE47B3E94BE3F376.png" xlink:type="simple" xlink:show="embed" xlink:actuate="onLoad" loext:mime-type="image/png"/></draw:frame></text:p>
      <text:p text:style-name="Standard"><text:span text:style-name="T1">CONNECTOR: </text:span>WURTH 662 008 <text:span text:style-name="T2">113 322</text:span></text:p>
      <text:p text:style-name="Standard"><draw:frame draw:style-name="fr1" draw:name="Image1" text:anchor-type="paragraph" svg:x="0.131cm" svg:y="6.373cm" svg:width="17cm" svg:height="12.749cm" draw:z-index="0" draw:transform="translate (-8.631cm -12.7475cm) rotate (3.14159265358979) translate (8.631cm 12.7475cm)"><draw:image xlink:href="Pictures/1000000000000500000003C07EAD4C5D35273ADD.png" xlink:type="simple" xlink:show="embed" xlink:actuate="onLoad" loext:mime-type="image/png"/></draw:frame><draw:frame draw:style-name="fr1" draw:name="Image4" text:anchor-type="paragraph" svg:x="0.155cm" svg:y="0.305cm" svg:width="17cm" svg:height="5.749cm" draw:z-index="2"><draw:image xlink:href="Pictures/10000000000006E5000002553DD73E2A1F597FB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8:24:00.149000000</meta:creation-date>
    <meta:generator>LibreOffice/6.0.4.2$Windows_X86_64 LibreOffice_project/9b0d9b32d5dcda91d2f1a96dc04c645c450872bf</meta:generator>
    <dc:date>2019-03-20T12:16:58.202000000</dc:date>
    <meta:editing-duration>PT7M59S</meta:editing-duration>
    <meta:editing-cycles>3</meta:editing-cycles>
    <meta:document-statistic meta:table-count="0" meta:image-count="3" meta:object-count="0" meta:page-count="1" meta:paragraph-count="1" meta:word-count="6" meta:character-count="32" meta:non-whitespace-character-count="27"/>
  </office:meta>
</office:document-meta>
</file>